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40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1.log" table:style-name="ta1">
        <table:shapes>
          <draw:frame draw:z-index="0" draw:style-name="gr1" draw:text-style-name="P1" svg:width="159.99mm" svg:height="89.99mm" svg:x="85.97mm" svg:y="1mm">
            <loext:p draw:notify-on-update-of-ranges="'cameraslog_1.log'.A2:'cameraslog_1.log'.A1001 'cameraslog_1.log'.B1:'cameraslog_1.log'.B1 'cameraslog_1.log'.B2:'cameraslog_1.log'.B1001 'cameraslog_1.log'.A2:'cameraslog_1.log'.A1001 'cameraslog_1.log'.C1:'cameraslog_1.log'.C1 'cameraslog_1.log'.C2:'cameraslog_1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16357" calcext:value-type="float">
            <text:p>12,6163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971784" calcext:value-type="float">
            <text:p>11,9717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326845" calcext:value-type="float">
            <text:p>12,3268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322181" calcext:value-type="float">
            <text:p>12,3221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77354" calcext:value-type="float">
            <text:p>12,3773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512534" calcext:value-type="float">
            <text:p>12,5125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822336" calcext:value-type="float">
            <text:p>12,8223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983175" calcext:value-type="float">
            <text:p>11,9831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553119" calcext:value-type="float">
            <text:p>12,5531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053121" calcext:value-type="float">
            <text:p>13,0531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623466" calcext:value-type="float">
            <text:p>12,6234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843624" calcext:value-type="float">
            <text:p>12,8436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843624" calcext:value-type="float">
            <text:p>12,8436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713859" calcext:value-type="float">
            <text:p>12,7138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993972" calcext:value-type="float">
            <text:p>12,9939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493954" calcext:value-type="float">
            <text:p>13,4939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.978997" calcext:value-type="float">
            <text:p>13,9789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139187" calcext:value-type="float">
            <text:p>14,1391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699166" calcext:value-type="float">
            <text:p>14,6991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39905" calcext:value-type="float">
            <text:p>14,399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39905" calcext:value-type="float">
            <text:p>14,399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39905" calcext:value-type="float">
            <text:p>14,399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39905" calcext:value-type="float">
            <text:p>14,399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.39905" calcext:value-type="float">
            <text:p>14,399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694158" calcext:value-type="float">
            <text:p>14,6941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279114" calcext:value-type="float">
            <text:p>15,2791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.189166" calcext:value-type="float">
            <text:p>15,1891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.529219" calcext:value-type="float">
            <text:p>15,5292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.354311" calcext:value-type="float">
            <text:p>15,3543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.119203" calcext:value-type="float">
            <text:p>15,1192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119203" calcext:value-type="float">
            <text:p>15,1192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119203" calcext:value-type="float">
            <text:p>15,1192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.634194" calcext:value-type="float">
            <text:p>14,6341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.634194" calcext:value-type="float">
            <text:p>14,6341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.669173" calcext:value-type="float">
            <text:p>14,6691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.224148" calcext:value-type="float">
            <text:p>15,2241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.224148" calcext:value-type="float">
            <text:p>15,2241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.224148" calcext:value-type="float">
            <text:p>15,2241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224148" calcext:value-type="float">
            <text:p>15,2241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304087" calcext:value-type="float">
            <text:p>15,3040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.189157" calcext:value-type="float">
            <text:p>15,1891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.189157" calcext:value-type="float">
            <text:p>15,1891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.189157" calcext:value-type="float">
            <text:p>15,1891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.659158" calcext:value-type="float">
            <text:p>14,6591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289049" calcext:value-type="float">
            <text:p>15,2890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724102" calcext:value-type="float">
            <text:p>14,7241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724102" calcext:value-type="float">
            <text:p>14,7241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.724102" calcext:value-type="float">
            <text:p>14,7241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.724102" calcext:value-type="float">
            <text:p>14,7241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299059" calcext:value-type="float">
            <text:p>15,2990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044222" calcext:value-type="float">
            <text:p>15,0442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389309" calcext:value-type="float">
            <text:p>15,3893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.389309" calcext:value-type="float">
            <text:p>15,3893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389309" calcext:value-type="float">
            <text:p>15,3893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.389309" calcext:value-type="float">
            <text:p>15,3893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389309" calcext:value-type="float">
            <text:p>15,3893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.704412" calcext:value-type="float">
            <text:p>15,7044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.704412" calcext:value-type="float">
            <text:p>15,7044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.704412" calcext:value-type="float">
            <text:p>15,7044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.704412" calcext:value-type="float">
            <text:p>15,7044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.704412" calcext:value-type="float">
            <text:p>15,7044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.704412" calcext:value-type="float">
            <text:p>15,7044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.704412" calcext:value-type="float">
            <text:p>15,7044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.799562" calcext:value-type="float">
            <text:p>15,7995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.289558" calcext:value-type="float">
            <text:p>15,2895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.444474" calcext:value-type="float">
            <text:p>15,44447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.444474" calcext:value-type="float">
            <text:p>15,44447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.549416" calcext:value-type="float">
            <text:p>15,5494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.344542" calcext:value-type="float">
            <text:p>15,3445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.264565" calcext:value-type="float">
            <text:p>15,2645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.264565" calcext:value-type="float">
            <text:p>15,2645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.264565" calcext:value-type="float">
            <text:p>15,2645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.839526" calcext:value-type="float">
            <text:p>14,8395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.269565" calcext:value-type="float">
            <text:p>14,26956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.269565" calcext:value-type="float">
            <text:p>14,26956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.374342" calcext:value-type="float">
            <text:p>14,3743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.374342" calcext:value-type="float">
            <text:p>14,3743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.414103" calcext:value-type="float">
            <text:p>14,4141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.904113" calcext:value-type="float">
            <text:p>13,9041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489476" calcext:value-type="float">
            <text:p>13,4894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.489476" calcext:value-type="float">
            <text:p>13,4894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.489476" calcext:value-type="float">
            <text:p>13,4894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.489476" calcext:value-type="float">
            <text:p>13,4894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.379259" calcext:value-type="float">
            <text:p>13,3792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.379259" calcext:value-type="float">
            <text:p>13,3792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.314288" calcext:value-type="float">
            <text:p>13,3142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.314288" calcext:value-type="float">
            <text:p>13,3142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.314288" calcext:value-type="float">
            <text:p>13,3142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.25934" calcext:value-type="float">
            <text:p>13,259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324601" calcext:value-type="float">
            <text:p>13,3246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.334605" calcext:value-type="float">
            <text:p>13,3346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.299613" calcext:value-type="float">
            <text:p>13,2996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.349299" calcext:value-type="float">
            <text:p>13,3492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349299" calcext:value-type="float">
            <text:p>13,3492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184331" calcext:value-type="float">
            <text:p>13,1843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.229313" calcext:value-type="float">
            <text:p>13,2293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.229313" calcext:value-type="float">
            <text:p>13,2293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.229313" calcext:value-type="float">
            <text:p>13,2293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.229313" calcext:value-type="float">
            <text:p>13,2293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.229313" calcext:value-type="float">
            <text:p>13,2293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.229313" calcext:value-type="float">
            <text:p>13,2293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.229313" calcext:value-type="float">
            <text:p>13,2293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.229313" calcext:value-type="float">
            <text:p>13,2293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.229313" calcext:value-type="float">
            <text:p>13,2293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.229313" calcext:value-type="float">
            <text:p>13,2293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.664332" calcext:value-type="float">
            <text:p>12,6643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.389211" calcext:value-type="float">
            <text:p>12,3892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.428983" calcext:value-type="float">
            <text:p>12,4289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.428983" calcext:value-type="float">
            <text:p>12,4289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.428983" calcext:value-type="float">
            <text:p>12,4289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.428983" calcext:value-type="float">
            <text:p>12,4289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.428983" calcext:value-type="float">
            <text:p>12,4289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.78408" calcext:value-type="float">
            <text:p>11,784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.78408" calcext:value-type="float">
            <text:p>11,784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.78408" calcext:value-type="float">
            <text:p>11,784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.38901" calcext:value-type="float">
            <text:p>11,389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.38901" calcext:value-type="float">
            <text:p>11,389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.38901" calcext:value-type="float">
            <text:p>11,389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.38901" calcext:value-type="float">
            <text:p>11,389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.38901" calcext:value-type="float">
            <text:p>11,389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.38901" calcext:value-type="float">
            <text:p>11,389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.38901" calcext:value-type="float">
            <text:p>11,389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.343721" calcext:value-type="float">
            <text:p>11,3437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.343721" calcext:value-type="float">
            <text:p>11,3437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.343721" calcext:value-type="float">
            <text:p>11,3437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.343721" calcext:value-type="float">
            <text:p>11,3437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.343721" calcext:value-type="float">
            <text:p>11,3437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.188509" calcext:value-type="float">
            <text:p>11,1885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.188509" calcext:value-type="float">
            <text:p>11,1885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.40865" calcext:value-type="float">
            <text:p>11,408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.40865" calcext:value-type="float">
            <text:p>11,408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.568547" calcext:value-type="float">
            <text:p>11,5685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.568547" calcext:value-type="float">
            <text:p>11,5685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.568547" calcext:value-type="float">
            <text:p>11,5685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.568877" calcext:value-type="float">
            <text:p>11,5688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.218801" calcext:value-type="float">
            <text:p>11,2188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.218801" calcext:value-type="float">
            <text:p>11,2188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.218801" calcext:value-type="float">
            <text:p>11,2188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.153834" calcext:value-type="float">
            <text:p>11,1538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.153834" calcext:value-type="float">
            <text:p>11,1538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.153834" calcext:value-type="float">
            <text:p>11,1538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.71381" calcext:value-type="float">
            <text:p>10,713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.71381" calcext:value-type="float">
            <text:p>10,713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.71381" calcext:value-type="float">
            <text:p>10,713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.71381" calcext:value-type="float">
            <text:p>10,713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.708817" calcext:value-type="float">
            <text:p>10,7088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.553597" calcext:value-type="float">
            <text:p>10,5535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.403679" calcext:value-type="float">
            <text:p>10,4036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.403679" calcext:value-type="float">
            <text:p>10,4036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.403679" calcext:value-type="float">
            <text:p>10,4036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.403679" calcext:value-type="float">
            <text:p>10,4036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.428881" calcext:value-type="float">
            <text:p>10,4288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.529128" calcext:value-type="float">
            <text:p>10,5291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.174056" calcext:value-type="float">
            <text:p>10,1740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.139067" calcext:value-type="float">
            <text:p>10,1390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.114082" calcext:value-type="float">
            <text:p>10,1140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.06912" calcext:value-type="float">
            <text:p>10,069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.06912" calcext:value-type="float">
            <text:p>10,069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.06912" calcext:value-type="float">
            <text:p>10,069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.06912" calcext:value-type="float">
            <text:p>10,069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.859009" calcext:value-type="float">
            <text:p>9,8590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.859009" calcext:value-type="float">
            <text:p>9,8590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.859009" calcext:value-type="float">
            <text:p>9,8590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.859009" calcext:value-type="float">
            <text:p>9,8590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.859009" calcext:value-type="float">
            <text:p>9,8590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.40896" calcext:value-type="float">
            <text:p>9,408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.053836" calcext:value-type="float">
            <text:p>9,0538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.199026" calcext:value-type="float">
            <text:p>9,1990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.199026" calcext:value-type="float">
            <text:p>9,1990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199026" calcext:value-type="float">
            <text:p>9,1990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.199026" calcext:value-type="float">
            <text:p>9,1990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.199026" calcext:value-type="float">
            <text:p>9,1990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.199026" calcext:value-type="float">
            <text:p>9,1990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013867" calcext:value-type="float">
            <text:p>9,0138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.013867" calcext:value-type="float">
            <text:p>9,0138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.013867" calcext:value-type="float">
            <text:p>9,0138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.788754" calcext:value-type="float">
            <text:p>8,7887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.814087" calcext:value-type="float">
            <text:p>8,8140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.674139" calcext:value-type="float">
            <text:p>8,6741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.674139" calcext:value-type="float">
            <text:p>8,6741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.674139" calcext:value-type="float">
            <text:p>8,6741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.634489" calcext:value-type="float">
            <text:p>8,6344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.634489" calcext:value-type="float">
            <text:p>8,6344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.634489" calcext:value-type="float">
            <text:p>8,6344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.634489" calcext:value-type="float">
            <text:p>8,6344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.634489" calcext:value-type="float">
            <text:p>8,6344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.634489" calcext:value-type="float">
            <text:p>8,6344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.634489" calcext:value-type="float">
            <text:p>8,6344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.634489" calcext:value-type="float">
            <text:p>8,6344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.634489" calcext:value-type="float">
            <text:p>8,6344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.609179" calcext:value-type="float">
            <text:p>8,609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.609179" calcext:value-type="float">
            <text:p>8,609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.609179" calcext:value-type="float">
            <text:p>8,609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.609179" calcext:value-type="float">
            <text:p>8,609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.609179" calcext:value-type="float">
            <text:p>8,609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.609179" calcext:value-type="float">
            <text:p>8,609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.609179" calcext:value-type="float">
            <text:p>8,609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.609179" calcext:value-type="float">
            <text:p>8,609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.609179" calcext:value-type="float">
            <text:p>8,609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.609179" calcext:value-type="float">
            <text:p>8,609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.609179" calcext:value-type="float">
            <text:p>8,609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.609179" calcext:value-type="float">
            <text:p>8,609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.609179" calcext:value-type="float">
            <text:p>8,609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.609179" calcext:value-type="float">
            <text:p>8,609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.609179" calcext:value-type="float">
            <text:p>8,609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.609179" calcext:value-type="float">
            <text:p>8,609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.504245" calcext:value-type="float">
            <text:p>8,504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.504245" calcext:value-type="float">
            <text:p>8,504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.504245" calcext:value-type="float">
            <text:p>8,504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.504245" calcext:value-type="float">
            <text:p>8,504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.504245" calcext:value-type="float">
            <text:p>8,504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.504245" calcext:value-type="float">
            <text:p>8,504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.504245" calcext:value-type="float">
            <text:p>8,504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504245" calcext:value-type="float">
            <text:p>8,504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.504245" calcext:value-type="float">
            <text:p>8,504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.504245" calcext:value-type="float">
            <text:p>8,504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.504245" calcext:value-type="float">
            <text:p>8,504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.504245" calcext:value-type="float">
            <text:p>8,504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.504245" calcext:value-type="float">
            <text:p>8,504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.504245" calcext:value-type="float">
            <text:p>8,504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.504245" calcext:value-type="float">
            <text:p>8,504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.504245" calcext:value-type="float">
            <text:p>8,504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.504245" calcext:value-type="float">
            <text:p>8,504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504245" calcext:value-type="float">
            <text:p>8,504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.504245" calcext:value-type="float">
            <text:p>8,504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.504245" calcext:value-type="float">
            <text:p>8,5042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.494239" calcext:value-type="float">
            <text:p>8,494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.369071" calcext:value-type="float">
            <text:p>8,3690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.369071" calcext:value-type="float">
            <text:p>8,3690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.369071" calcext:value-type="float">
            <text:p>8,3690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.208841" calcext:value-type="float">
            <text:p>8,2088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.208841" calcext:value-type="float">
            <text:p>8,2088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.208841" calcext:value-type="float">
            <text:p>8,2088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.208841" calcext:value-type="float">
            <text:p>8,2088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.208841" calcext:value-type="float">
            <text:p>8,2088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.208841" calcext:value-type="float">
            <text:p>8,2088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.208841" calcext:value-type="float">
            <text:p>8,2088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.208841" calcext:value-type="float">
            <text:p>8,2088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.208841" calcext:value-type="float">
            <text:p>8,2088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.208841" calcext:value-type="float">
            <text:p>8,2088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208841" calcext:value-type="float">
            <text:p>8,2088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.208841" calcext:value-type="float">
            <text:p>8,2088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.208841" calcext:value-type="float">
            <text:p>8,2088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.208841" calcext:value-type="float">
            <text:p>8,2088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.163565" calcext:value-type="float">
            <text:p>8,1635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.163565" calcext:value-type="float">
            <text:p>8,1635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.163565" calcext:value-type="float">
            <text:p>8,1635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.163565" calcext:value-type="float">
            <text:p>8,1635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.163565" calcext:value-type="float">
            <text:p>8,1635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.163565" calcext:value-type="float">
            <text:p>8,1635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.163565" calcext:value-type="float">
            <text:p>8,1635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.163565" calcext:value-type="float">
            <text:p>8,1635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.163565" calcext:value-type="float">
            <text:p>8,1635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.163565" calcext:value-type="float">
            <text:p>8,1635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.163565" calcext:value-type="float">
            <text:p>8,1635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.113876" calcext:value-type="float">
            <text:p>8,1138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.113876" calcext:value-type="float">
            <text:p>8,1138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.113876" calcext:value-type="float">
            <text:p>8,1138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.113876" calcext:value-type="float">
            <text:p>8,1138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.113876" calcext:value-type="float">
            <text:p>8,1138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.113876" calcext:value-type="float">
            <text:p>8,1138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.113876" calcext:value-type="float">
            <text:p>8,1138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.113876" calcext:value-type="float">
            <text:p>8,1138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.113876" calcext:value-type="float">
            <text:p>8,1138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.113876" calcext:value-type="float">
            <text:p>8,1138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.113876" calcext:value-type="float">
            <text:p>8,1138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.113876" calcext:value-type="float">
            <text:p>8,1138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113876" calcext:value-type="float">
            <text:p>8,1138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.113876" calcext:value-type="float">
            <text:p>8,1138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.113876" calcext:value-type="float">
            <text:p>8,1138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.113876" calcext:value-type="float">
            <text:p>8,1138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.113876" calcext:value-type="float">
            <text:p>8,1138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998711" calcext:value-type="float">
            <text:p>7,9987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.034024" calcext:value-type="float">
            <text:p>8,0340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.034024" calcext:value-type="float">
            <text:p>8,0340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.034024" calcext:value-type="float">
            <text:p>8,0340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.034024" calcext:value-type="float">
            <text:p>8,0340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.034024" calcext:value-type="float">
            <text:p>8,0340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.034024" calcext:value-type="float">
            <text:p>8,0340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.034024" calcext:value-type="float">
            <text:p>8,0340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.034024" calcext:value-type="float">
            <text:p>8,0340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.034024" calcext:value-type="float">
            <text:p>8,0340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.034024" calcext:value-type="float">
            <text:p>8,0340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.974059" calcext:value-type="float">
            <text:p>7,9740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.974059" calcext:value-type="float">
            <text:p>7,9740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.974059" calcext:value-type="float">
            <text:p>7,9740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.974059" calcext:value-type="float">
            <text:p>7,9740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.974059" calcext:value-type="float">
            <text:p>7,9740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.974059" calcext:value-type="float">
            <text:p>7,9740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.974059" calcext:value-type="float">
            <text:p>7,9740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.974059" calcext:value-type="float">
            <text:p>7,9740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7.974059" calcext:value-type="float">
            <text:p>7,9740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.974059" calcext:value-type="float">
            <text:p>7,9740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.974059" calcext:value-type="float">
            <text:p>7,9740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.974059" calcext:value-type="float">
            <text:p>7,9740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.974059" calcext:value-type="float">
            <text:p>7,9740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.974059" calcext:value-type="float">
            <text:p>7,9740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.924388" calcext:value-type="float">
            <text:p>7,924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.754203" calcext:value-type="float">
            <text:p>7,7542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.754203" calcext:value-type="float">
            <text:p>7,7542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.754203" calcext:value-type="float">
            <text:p>7,7542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.754203" calcext:value-type="float">
            <text:p>7,7542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.754203" calcext:value-type="float">
            <text:p>7,7542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.754203" calcext:value-type="float">
            <text:p>7,7542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.754203" calcext:value-type="float">
            <text:p>7,7542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.754203" calcext:value-type="float">
            <text:p>7,7542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.754203" calcext:value-type="float">
            <text:p>7,7542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.754203" calcext:value-type="float">
            <text:p>7,7542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.754203" calcext:value-type="float">
            <text:p>7,7542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.754203" calcext:value-type="float">
            <text:p>7,7542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.754203" calcext:value-type="float">
            <text:p>7,7542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.754203" calcext:value-type="float">
            <text:p>7,7542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.754203" calcext:value-type="float">
            <text:p>7,7542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.754203" calcext:value-type="float">
            <text:p>7,7542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.754203" calcext:value-type="float">
            <text:p>7,7542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.733907" calcext:value-type="float">
            <text:p>7,7339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.714217" calcext:value-type="float">
            <text:p>7,7142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.714217" calcext:value-type="float">
            <text:p>7,7142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.714217" calcext:value-type="float">
            <text:p>7,7142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.714217" calcext:value-type="float">
            <text:p>7,7142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.714217" calcext:value-type="float">
            <text:p>7,7142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.714217" calcext:value-type="float">
            <text:p>7,7142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.714217" calcext:value-type="float">
            <text:p>7,7142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.714217" calcext:value-type="float">
            <text:p>7,7142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.714217" calcext:value-type="float">
            <text:p>7,7142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.714217" calcext:value-type="float">
            <text:p>7,7142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.714217" calcext:value-type="float">
            <text:p>7,7142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.714217" calcext:value-type="float">
            <text:p>7,7142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.714217" calcext:value-type="float">
            <text:p>7,7142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.714217" calcext:value-type="float">
            <text:p>7,7142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.714217" calcext:value-type="float">
            <text:p>7,7142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.714217" calcext:value-type="float">
            <text:p>7,7142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.714217" calcext:value-type="float">
            <text:p>7,7142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.624001" calcext:value-type="float">
            <text:p>7,6240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.624001" calcext:value-type="float">
            <text:p>7,6240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.624001" calcext:value-type="float">
            <text:p>7,6240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.624001" calcext:value-type="float">
            <text:p>7,6240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369334" calcext:value-type="float">
            <text:p>7,369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334319" calcext:value-type="float">
            <text:p>7,3343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184407" calcext:value-type="float">
            <text:p>7,1844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184407" calcext:value-type="float">
            <text:p>7,1844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184407" calcext:value-type="float">
            <text:p>7,1844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184407" calcext:value-type="float">
            <text:p>7,1844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184407" calcext:value-type="float">
            <text:p>7,1844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184407" calcext:value-type="float">
            <text:p>7,1844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.184407" calcext:value-type="float">
            <text:p>7,1844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184407" calcext:value-type="float">
            <text:p>7,1844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184407" calcext:value-type="float">
            <text:p>7,1844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184407" calcext:value-type="float">
            <text:p>7,1844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184407" calcext:value-type="float">
            <text:p>7,1844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.184407" calcext:value-type="float">
            <text:p>7,1844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184407" calcext:value-type="float">
            <text:p>7,1844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184407" calcext:value-type="float">
            <text:p>7,1844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184407" calcext:value-type="float">
            <text:p>7,1844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.184407" calcext:value-type="float">
            <text:p>7,1844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184407" calcext:value-type="float">
            <text:p>7,184407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23:43.63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17:23:49.075000000</dc:date>
    <meta:editing-duration>PT1M33S</meta:editing-duration>
    <meta:editing-cycles>2</meta:editing-cycles>
    <meta:generator>LibreOffice/5.1.0.3$Windows_X86_64 LibreOffice_project/5e3e00a007d9b3b6efb6797a8b8e57b51ab1f737</meta:generator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1.log'.A2:'cameraslog_1.log'.C1001 'cameraslog_1.log'.B1:'cameraslog_1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1.log'.B2:'cameraslog_1.log'.B1001" chart:label-cell-address="'cameraslog_1.log'.B1:'cameraslog_1.log'.B1" chart:class="chart:scatter">
            <chart:domain table:cell-range-address="'cameraslog_1.log'.A2:'cameraslog_1.log'.A1001"/>
            <chart:data-point chart:repeated="1000"/>
          </chart:series>
          <chart:series chart:style-name="ch8" chart:values-cell-range-address="'cameraslog_1.log'.C2:'cameraslog_1.log'.C1001" chart:label-cell-address="'cameraslog_1.log'.C1:'cameraslog_1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1.log'.B1:'cameraslog_1.log'.B1</svg:desc>
                </draw:g>
              </table:table-cell>
              <table:table-cell office:value-type="string">
                <text:p>number of cameras</text:p>
                <draw:g>
                  <svg:desc>'cameraslog_1.log'.C1:'cameraslog_1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1.log'.A2:'cameraslog_1.log'.A1001</svg:desc>
                </draw:g>
              </table:table-cell>
              <table:table-cell office:value-type="float" office:value="12.616357">
                <text:p>12.616357</text:p>
                <draw:g>
                  <svg:desc>'cameraslog_1.log'.B2:'cameraslog_1.log'.B1001</svg:desc>
                </draw:g>
              </table:table-cell>
              <table:table-cell office:value-type="float" office:value="11">
                <text:p>11</text:p>
                <draw:g>
                  <svg:desc>'cameraslog_1.log'.C2:'cameraslog_1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971784">
                <text:p>11.9717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.326845">
                <text:p>12.3268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.322181">
                <text:p>12.3221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377354">
                <text:p>12.3773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.512534">
                <text:p>12.5125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.822336">
                <text:p>12.8223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983175">
                <text:p>11.9831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.553119">
                <text:p>12.5531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.053121">
                <text:p>13.0531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.623466">
                <text:p>12.6234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.843624">
                <text:p>12.8436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.843624">
                <text:p>12.8436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.713859">
                <text:p>12.7138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.993972">
                <text:p>12.9939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.493954">
                <text:p>13.4939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.978997">
                <text:p>13.9789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.139187">
                <text:p>14.1391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.699166">
                <text:p>14.6991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39905">
                <text:p>14.399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.39905">
                <text:p>14.399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39905">
                <text:p>14.399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4.39905">
                <text:p>14.399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.39905">
                <text:p>14.399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4.694158">
                <text:p>14.6941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5.279114">
                <text:p>15.2791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5.189166">
                <text:p>15.1891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.529219">
                <text:p>15.5292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.354311">
                <text:p>15.3543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.119203">
                <text:p>15.1192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.119203">
                <text:p>15.1192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5.119203">
                <text:p>15.1192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4.634194">
                <text:p>14.6341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4.634194">
                <text:p>14.6341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.669173">
                <text:p>14.6691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5.224148">
                <text:p>15.2241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.224148">
                <text:p>15.2241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5.224148">
                <text:p>15.2241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.224148">
                <text:p>15.2241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5.304087">
                <text:p>15.3040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.189157">
                <text:p>15.1891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5.189157">
                <text:p>15.1891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5.189157">
                <text:p>15.1891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.659158">
                <text:p>14.6591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5.289049">
                <text:p>15.2890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4.724102">
                <text:p>14.7241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.724102">
                <text:p>14.7241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.724102">
                <text:p>14.7241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4.724102">
                <text:p>14.7241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5.299059">
                <text:p>15.29905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5.044222">
                <text:p>15.0442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5.389309">
                <text:p>15.3893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5.389309">
                <text:p>15.3893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5.389309">
                <text:p>15.3893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5.389309">
                <text:p>15.3893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5.389309">
                <text:p>15.3893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5.704412">
                <text:p>15.7044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5.704412">
                <text:p>15.7044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5.704412">
                <text:p>15.7044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5.704412">
                <text:p>15.7044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5.704412">
                <text:p>15.7044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5.704412">
                <text:p>15.7044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5.704412">
                <text:p>15.7044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5.799562">
                <text:p>15.7995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5.289558">
                <text:p>15.2895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5.444474">
                <text:p>15.4444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5.444474">
                <text:p>15.4444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5.549416">
                <text:p>15.5494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5.344542">
                <text:p>15.3445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5.264565">
                <text:p>15.2645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5.264565">
                <text:p>15.2645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5.264565">
                <text:p>15.2645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.839526">
                <text:p>14.8395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.269565">
                <text:p>14.26956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4.269565">
                <text:p>14.26956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4.374342">
                <text:p>14.3743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4.374342">
                <text:p>14.3743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4.414103">
                <text:p>14.4141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3.904113">
                <text:p>13.9041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.489476">
                <text:p>13.4894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3.489476">
                <text:p>13.4894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3.489476">
                <text:p>13.4894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3.489476">
                <text:p>13.4894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3.379259">
                <text:p>13.3792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3.379259">
                <text:p>13.3792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3.314288">
                <text:p>13.3142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3.314288">
                <text:p>13.3142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3.314288">
                <text:p>13.3142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3.25934">
                <text:p>13.259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3.324601">
                <text:p>13.3246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3.334605">
                <text:p>13.3346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3.299613">
                <text:p>13.2996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3.349299">
                <text:p>13.3492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3.349299">
                <text:p>13.3492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3.184331">
                <text:p>13.1843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3.229313">
                <text:p>13.2293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3.229313">
                <text:p>13.2293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3.229313">
                <text:p>13.2293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3.229313">
                <text:p>13.2293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3.229313">
                <text:p>13.2293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3.229313">
                <text:p>13.2293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3.229313">
                <text:p>13.2293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3.229313">
                <text:p>13.2293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3.229313">
                <text:p>13.2293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3.229313">
                <text:p>13.2293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2.664332">
                <text:p>12.6643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2.389211">
                <text:p>12.3892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2.428983">
                <text:p>12.4289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2.428983">
                <text:p>12.4289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2.428983">
                <text:p>12.4289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2.428983">
                <text:p>12.4289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.428983">
                <text:p>12.4289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.78408">
                <text:p>11.784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.78408">
                <text:p>11.784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.78408">
                <text:p>11.784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.38901">
                <text:p>11.389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.38901">
                <text:p>11.389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.38901">
                <text:p>11.389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.38901">
                <text:p>11.389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.38901">
                <text:p>11.389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.38901">
                <text:p>11.389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.38901">
                <text:p>11.389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1.343721">
                <text:p>11.3437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1.343721">
                <text:p>11.3437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1.343721">
                <text:p>11.3437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1.343721">
                <text:p>11.3437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1.343721">
                <text:p>11.3437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1.188509">
                <text:p>11.1885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1.188509">
                <text:p>11.1885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1.40865">
                <text:p>11.408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1.40865">
                <text:p>11.408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1.568547">
                <text:p>11.5685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1.568547">
                <text:p>11.5685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1.568547">
                <text:p>11.5685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1.568877">
                <text:p>11.5688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1.218801">
                <text:p>11.2188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1.218801">
                <text:p>11.2188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1.218801">
                <text:p>11.2188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1.153834">
                <text:p>11.1538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.153834">
                <text:p>11.1538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1.153834">
                <text:p>11.1538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0.71381">
                <text:p>10.713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.71381">
                <text:p>10.713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.71381">
                <text:p>10.713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.71381">
                <text:p>10.713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.708817">
                <text:p>10.7088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.553597">
                <text:p>10.5535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0.403679">
                <text:p>10.4036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0.403679">
                <text:p>10.4036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.403679">
                <text:p>10.4036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0.403679">
                <text:p>10.4036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.428881">
                <text:p>10.4288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0.529128">
                <text:p>10.5291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0.174056">
                <text:p>10.1740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0.139067">
                <text:p>10.1390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0.114082">
                <text:p>10.1140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0.06912">
                <text:p>10.069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0.06912">
                <text:p>10.069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0.06912">
                <text:p>10.069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0.06912">
                <text:p>10.069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9.859009">
                <text:p>9.8590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9.859009">
                <text:p>9.8590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9.859009">
                <text:p>9.8590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9.859009">
                <text:p>9.8590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9.859009">
                <text:p>9.8590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9.40896">
                <text:p>9.408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9.053836">
                <text:p>9.053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9.199026">
                <text:p>9.1990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9.199026">
                <text:p>9.1990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9.199026">
                <text:p>9.1990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9.199026">
                <text:p>9.1990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9.199026">
                <text:p>9.1990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9.199026">
                <text:p>9.1990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.013867">
                <text:p>9.0138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9.013867">
                <text:p>9.0138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9.013867">
                <text:p>9.0138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8.788754">
                <text:p>8.7887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8.814087">
                <text:p>8.8140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8.674139">
                <text:p>8.6741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8.674139">
                <text:p>8.6741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8.674139">
                <text:p>8.6741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8.634489">
                <text:p>8.6344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8.634489">
                <text:p>8.6344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8.634489">
                <text:p>8.6344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8.634489">
                <text:p>8.6344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8.634489">
                <text:p>8.6344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8.634489">
                <text:p>8.6344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8.634489">
                <text:p>8.6344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8.634489">
                <text:p>8.6344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8.634489">
                <text:p>8.6344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8.609179">
                <text:p>8.609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8.609179">
                <text:p>8.609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8.609179">
                <text:p>8.609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8.609179">
                <text:p>8.609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8.609179">
                <text:p>8.609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8.609179">
                <text:p>8.609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8.609179">
                <text:p>8.609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8.609179">
                <text:p>8.609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8.609179">
                <text:p>8.609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8.609179">
                <text:p>8.609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8.609179">
                <text:p>8.609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8.609179">
                <text:p>8.609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8.609179">
                <text:p>8.609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8.609179">
                <text:p>8.609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8.609179">
                <text:p>8.609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8.609179">
                <text:p>8.609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8.504245">
                <text:p>8.5042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8.504245">
                <text:p>8.5042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8.504245">
                <text:p>8.5042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8.504245">
                <text:p>8.5042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8.504245">
                <text:p>8.5042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8.504245">
                <text:p>8.5042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8.504245">
                <text:p>8.5042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8.504245">
                <text:p>8.5042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8.504245">
                <text:p>8.5042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8.504245">
                <text:p>8.5042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8.504245">
                <text:p>8.5042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8.504245">
                <text:p>8.5042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8.504245">
                <text:p>8.5042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8.504245">
                <text:p>8.5042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8.504245">
                <text:p>8.5042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8.504245">
                <text:p>8.5042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8.504245">
                <text:p>8.5042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8.504245">
                <text:p>8.5042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8.504245">
                <text:p>8.5042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8.504245">
                <text:p>8.5042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8.494239">
                <text:p>8.494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8.369071">
                <text:p>8.3690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8.369071">
                <text:p>8.3690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8.369071">
                <text:p>8.3690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8.208841">
                <text:p>8.2088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8.208841">
                <text:p>8.2088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8.208841">
                <text:p>8.2088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8.208841">
                <text:p>8.2088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8.208841">
                <text:p>8.2088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8.208841">
                <text:p>8.2088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8.208841">
                <text:p>8.2088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8.208841">
                <text:p>8.2088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8.208841">
                <text:p>8.2088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8.208841">
                <text:p>8.2088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8.208841">
                <text:p>8.2088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8.208841">
                <text:p>8.2088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8.208841">
                <text:p>8.2088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8.208841">
                <text:p>8.2088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8.163565">
                <text:p>8.1635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8.163565">
                <text:p>8.1635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8.163565">
                <text:p>8.1635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8.163565">
                <text:p>8.1635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8.163565">
                <text:p>8.1635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8.163565">
                <text:p>8.1635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8.163565">
                <text:p>8.1635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8.163565">
                <text:p>8.1635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8.163565">
                <text:p>8.1635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8.163565">
                <text:p>8.1635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8.163565">
                <text:p>8.1635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8.113876">
                <text:p>8.11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8.113876">
                <text:p>8.11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8.113876">
                <text:p>8.11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8.113876">
                <text:p>8.11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8.113876">
                <text:p>8.11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8.113876">
                <text:p>8.11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8.113876">
                <text:p>8.11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8.113876">
                <text:p>8.11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8.113876">
                <text:p>8.11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8.113876">
                <text:p>8.11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8.113876">
                <text:p>8.11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8.113876">
                <text:p>8.11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8.113876">
                <text:p>8.11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8.113876">
                <text:p>8.11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8.113876">
                <text:p>8.11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8.113876">
                <text:p>8.11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8.113876">
                <text:p>8.11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7.998711">
                <text:p>7.99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8.034024">
                <text:p>8.0340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8.034024">
                <text:p>8.0340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8.034024">
                <text:p>8.0340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8.034024">
                <text:p>8.0340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8.034024">
                <text:p>8.0340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8.034024">
                <text:p>8.0340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8.034024">
                <text:p>8.0340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8.034024">
                <text:p>8.0340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8.034024">
                <text:p>8.0340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8.034024">
                <text:p>8.0340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7.974059">
                <text:p>7.9740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7.974059">
                <text:p>7.9740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7.974059">
                <text:p>7.9740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7.974059">
                <text:p>7.9740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7.974059">
                <text:p>7.9740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7.974059">
                <text:p>7.9740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7.974059">
                <text:p>7.9740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7.974059">
                <text:p>7.9740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7.974059">
                <text:p>7.9740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7.974059">
                <text:p>7.9740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7.974059">
                <text:p>7.9740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7.974059">
                <text:p>7.9740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7.974059">
                <text:p>7.9740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7.974059">
                <text:p>7.9740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7.924388">
                <text:p>7.924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7.754203">
                <text:p>7.754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7.754203">
                <text:p>7.754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7.754203">
                <text:p>7.754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7.754203">
                <text:p>7.754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7.754203">
                <text:p>7.754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7.754203">
                <text:p>7.754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7.754203">
                <text:p>7.754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7.754203">
                <text:p>7.754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7.754203">
                <text:p>7.754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7.754203">
                <text:p>7.754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7.754203">
                <text:p>7.754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7.754203">
                <text:p>7.754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7.754203">
                <text:p>7.754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7.754203">
                <text:p>7.754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7.754203">
                <text:p>7.754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7.754203">
                <text:p>7.754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7.754203">
                <text:p>7.754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7.733907">
                <text:p>7.7339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7.714217">
                <text:p>7.7142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7.714217">
                <text:p>7.7142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7.714217">
                <text:p>7.7142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7.714217">
                <text:p>7.7142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7.714217">
                <text:p>7.7142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7.714217">
                <text:p>7.7142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7.714217">
                <text:p>7.7142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7.714217">
                <text:p>7.7142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7.714217">
                <text:p>7.7142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7.714217">
                <text:p>7.7142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7.714217">
                <text:p>7.7142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7.714217">
                <text:p>7.7142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7.714217">
                <text:p>7.7142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7.714217">
                <text:p>7.7142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7.714217">
                <text:p>7.7142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7.714217">
                <text:p>7.7142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7.714217">
                <text:p>7.7142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7.624001">
                <text:p>7.6240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7.624001">
                <text:p>7.6240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7.624001">
                <text:p>7.6240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7.624001">
                <text:p>7.6240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7.369334">
                <text:p>7.369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7.334319">
                <text:p>7.334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7.184407">
                <text:p>7.1844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7.184407">
                <text:p>7.1844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7.184407">
                <text:p>7.1844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7.184407">
                <text:p>7.1844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7.184407">
                <text:p>7.1844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7.184407">
                <text:p>7.1844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7.184407">
                <text:p>7.1844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7.184407">
                <text:p>7.1844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7.184407">
                <text:p>7.1844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7.184407">
                <text:p>7.1844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7.184407">
                <text:p>7.1844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7.184407">
                <text:p>7.1844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7.184407">
                <text:p>7.1844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7.184407">
                <text:p>7.1844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7.184407">
                <text:p>7.1844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7.184407">
                <text:p>7.1844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7.184407">
                <text:p>7.184407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